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0.889in"/>
    </style:style>
    <style:style style:family="table-row" style:name="ro1">
      <style:table-row-properties fo:break-before="auto" style:row-height="0.1681in" style:use-optimal-row-height="true"/>
    </style:style>
    <style:style style:family="table-row" style:name="ro2">
      <style:table-row-properties fo:break-before="auto" style:row-height="0.178in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row" style:name="a6da065">
      <style:table-row-properties fo:break-before="auto" style:row-height="5.08mm" style:use-optimal-row-height="true"/>
    </style:style>
    <style:style style:family="table-row" style:name="a2d7f13">
      <style:table-row-properties fo:break-before="auto" style:row-height="5.08mm" style:use-optimal-row-height="true"/>
    </style:style>
    <style:style style:family="table-row" style:name="a9d64b9">
      <style:table-row-properties fo:break-before="auto" style:row-height="5.08mm" style:use-optimal-row-height="true"/>
    </style:style>
    <style:style style:family="table-row" style:name="a6fb071">
      <style:table-row-properties fo:break-before="auto" style:row-height="5.08mm" style:use-optimal-row-height="true"/>
    </style:style>
    <style:style style:family="table-row" style:name="a195edf">
      <style:table-row-properties fo:break-before="auto" style:row-height="5.08mm" style:use-optimal-row-height="true"/>
    </style:style>
    <style:style style:family="table-row" style:name="a98a3f8">
      <style:table-row-properties fo:break-before="auto" style:row-height="5.08mm" style:use-optimal-row-height="true"/>
    </style:style>
  </office:automatic-styles>
  <office:body>
    <office:spreadsheet>
      <table:table table:name="Sheet1" table:style-name="ta1">
        <table:table-column table:default-cell-style-name="Default" table:number-columns-repeated="4" table:style-name="co1"/>
        <table:table-row table:style-name="ro1">
          <table:table-cell table:number-columns-repeated="4"/>
        </table:table-row>
        <table:table-row table:style-name="ro1">
          <table:table-cell/>
          <table:table-cell calcext:value-type="float" office:value="1" office:value-type="float">
            <text:p>1</text:p>
          </table:table-cell>
          <table:table-cell calcext:value-type="float" office:value="2" office:value-type="float">
            <text:p>2</text:p>
          </table:table-cell>
          <table:table-cell calcext:value-type="float" office:value="3" office:value-type="float">
            <text:p>3</text:p>
          </table:table-cell>
        </table:table-row>
        <table:table-row table:style-name="ro1">
          <table:table-cell/>
          <table:table-cell calcext:value-type="float" office:value="2" office:value-type="float">
            <text:p>2</text:p>
          </table:table-cell>
          <table:table-cell calcext:value-type="float" office:value="3" office:value-type="float">
            <text:p>3</text:p>
          </table:table-cell>
          <table:table-cell calcext:value-type="float" office:value="4" office:value-type="float">
            <text:p>4</text:p>
          </table:table-cell>
        </table:table-row>
        <table:table-row table:style-name="ro1">
          <table:table-cell/>
          <table:table-cell calcext:value-type="float" office:value="3" office:value-type="float">
            <text:p>3</text:p>
          </table:table-cell>
          <table:table-cell calcext:value-type="float" office:value="4" office:value-type="float">
            <text:p>4</text:p>
          </table:table-cell>
          <table:table-cell calcext:value-type="float" office:value="5" office:value-type="float">
            <text:p>5</text:p>
          </table:table-cell>
        </table:table-row>
        <table:table-row table:style-name="a6fb071">
          <table:table-cell/>
          <table:table-cell/>
          <table:table-cell/>
          <table:table-cell calcext:value-type="float" office:value="6" office:value-type="float">
            <text:p>6</text:p>
          </table:table-cell>
        </table:table-row>
        <table:table-row table:style-name="a195edf">
          <table:table-cell/>
          <table:table-cell/>
          <table:table-cell/>
          <table:table-cell calcext:value-type="float" office:value="7" office:value-type="float">
            <text:p>7</text:p>
          </table:table-cell>
        </table:table-row>
        <table:table-row table:style-name="a98a3f8">
          <table:table-cell/>
          <table:table-cell/>
          <table:table-cell/>
          <table:table-cell calcext:value-type="float" office:value="8" office:value-type="float">
            <text:p>8</text:p>
          </table:table-cell>
        </table:table-row>
        <table:table-row table:style-name="ro1">
          <table:table-cell/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</table:table-row>
        <table:table-row table:style-name="ro1">
          <table:table-cell/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</table:table-row>
        <table:table-row table:style-name="ro1">
          <table:table-cell/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</table:table-row>
        <table:table-row table:style-name="ro1">
          <table:table-cell/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</table:table-row>
        <table:table-row table:style-name="ro1">
          <table:table-cell/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</table:table-row>
        <table:table-row table:style-name="ro1">
          <table:table-cell/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</table:table-row>
        <table:table-row table:style-name="ro1">
          <table:table-cell/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</table:table-row>
      </table:table>
      <table:table table:name="Sheet2" table:style-name="ta1">
        <table:table-column table:default-cell-style-name="Default" table:number-columns-repeated="4" table:style-name="co1"/>
        <table:table-row table:style-name="ro2">
          <table:table-cell table:number-columns-repeated="4"/>
        </table:table-row>
        <table:table-row table:style-name="ro1">
          <table:table-cell/>
          <table:table-cell calcext:value-type="float" office:value="5" office:value-type="float">
            <text:p>5</text:p>
          </table:table-cell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</table:table-row>
        <table:table-row table:style-name="ro1">
          <table:table-cell/>
          <table:table-cell calcext:value-type="float" office:value="6" office:value-type="float">
            <text:p>6</text:p>
          </table:table-cell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</table:table-row>
        <table:table-row table:style-name="ro1">
          <table:table-cell/>
          <table:table-cell calcext:value-type="float" office:value="7" office:value-type="float">
            <text:p>7</text:p>
          </table:table-cell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</table:table-row>
        <table:table-row table:style-name="ro1">
          <table:table-cell/>
          <table:table-cell calcext:value-type="float" office:value="8" office:value-type="float">
            <text:p>8</text:p>
          </table:table-cell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</table:table-row>
        <table:table-row table:style-name="ro1">
          <table:table-cell/>
          <table:table-cell calcext:value-type="float" office:value="9" office:value-type="float">
            <text:p>9</text:p>
          </table:table-cell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</table:table-row>
        <table:table-row table:style-name="ro1">
          <table:table-cell/>
          <table:table-cell calcext:value-type="float" office:value="10" office:value-type="float">
            <text:p>10</text:p>
          </table:table-cell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</table:table-row>
        <table:table-row table:style-name="ro1">
          <table:table-cell/>
          <table:table-cell calcext:value-type="float" office:value="11" office:value-type="float">
            <text:p>11</text:p>
          </table:table-cell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</table:table-row>
        <table:table-row table:style-name="ro1">
          <table:table-cell/>
          <table:table-cell calcext:value-type="float" office:value="12" office:value-type="float">
            <text:p>12</text:p>
          </table:table-cell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</table:table-row>
        <table:table-row table:style-name="ro1">
          <table:table-cell/>
          <table:table-cell calcext:value-type="float" office:value="13" office:value-type="float">
            <text:p>13</text:p>
          </table:table-cell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</table:table-row>
        <table:table-row table:style-name="ro1">
          <table:table-cell/>
          <table:table-cell calcext:value-type="float" office:value="14" office:value-type="float">
            <text:p>14</text:p>
          </table:table-cell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</table:table-row>
        <table:table-row table:style-name="ro1">
          <table:table-cell/>
          <table:table-cell calcext:value-type="float" office:value="15" office:value-type="float">
            <text:p>15</text:p>
          </table:table-cell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</table:table-row>
        <table:table-row table:style-name="ro1">
          <table:table-cell/>
          <table:table-cell calcext:value-type="float" office:value="16" office:value-type="float">
            <text:p>16</text:p>
          </table:table-cell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</table:table-row>
        <table:table-row table:style-name="ro1">
          <table:table-cell/>
          <table:table-cell calcext:value-type="float" office:value="17" office:value-type="float">
            <text:p>17</text:p>
          </table:table-cell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</table:table-row>
        <table:table-row table:style-name="ro1">
          <table:table-cell/>
          <table:table-cell calcext:value-type="float" office:value="18" office:value-type="float">
            <text:p>18</text:p>
          </table:table-cell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</table:table-row>
        <table:table-row table:style-name="ro1">
          <table:table-cell/>
          <table:table-cell calcext:value-type="float" office:value="19" office:value-type="float">
            <text:p>19</text:p>
          </table:table-cell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</table:table-row>
        <table:table-row table:style-name="ro1">
          <table:table-cell/>
          <table:table-cell calcext:value-type="float" office:value="20" office:value-type="float">
            <text:p>20</text:p>
          </table:table-cell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</table:table-row>
        <table:table-row table:style-name="ro1">
          <table:table-cell/>
          <table:table-cell calcext:value-type="float" office:value="21" office:value-type="float">
            <text:p>21</text:p>
          </table:table-cell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</table:table-row>
        <table:table-row table:style-name="ro1">
          <table:table-cell/>
          <table:table-cell calcext:value-type="float" office:value="22" office:value-type="float">
            <text:p>22</text:p>
          </table:table-cell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</table:table-row>
        <table:table-row table:style-name="ro1">
          <table:table-cell/>
          <table:table-cell calcext:value-type="float" office:value="23" office:value-type="float">
            <text:p>23</text:p>
          </table:table-cell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</table:table-row>
        <table:table-row table:style-name="ro1">
          <table:table-cell/>
          <table:table-cell calcext:value-type="float" office:value="24" office:value-type="float">
            <text:p>24</text:p>
          </table:table-cell>
          <table:table-cell calcext:value-type="float" office:value="25" office:value-type="float">
            <text:p>25</text:p>
          </table:table-cell>
          <table:table-cell calcext:value-type="float" office:value="26" office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table-cell">
      <style:paragraph-properties style:tab-stop-distance="0.5in"/>
      <style:text-properties fo:country="US" fo:language="en" style:country-asian="CN" style:country-complex="IN" style:font-name="Liberation Sans" style:font-name-asian="DejaVu Sans" style:font-name-complex="DejaVu Sans" style:language-asian="zh" style:language-complex="hi"/>
    </style:default-style>
    <number:number-style style:name="N0">
      <number:number number:min-integer-digits="1"/>
    </number:number-style>
    <number:currency-style style:name="N104P0" style:volatile="true">
      <number:currency-symbol number:country="US" number:language="en">$</number:currency-symbol>
      <number:number number:decimal-places="2" number:grouping="true" number:min-integer-digits="1"/>
    </number:currency-style>
    <number:currency-style style:name="N104">
      <style:text-properties fo:color="#ff0000"/>
      <number:text>-</number:text>
      <number:currency-symbol number:country="US" number:language="en">$</number:currency-symbol>
      <number:number number:decimal-places="2" number:grouping="true" number:min-integer-digits="1"/>
      <style:map style:apply-style-name="N104P0" style:condition="value()&gt;=0"/>
    </number:currency-style>
    <style:style style:family="table-cell" style:name="Default">
      <style:text-properties style:font-family-complex="FreeSans" style:font-family-generic-complex="system" style:font-name-complex="FreeSans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4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0984in" fo:margin-left="0in" fo:margin-right="0in" fo:min-height="0.2953in"/>
      </style:header-style>
      <style:footer-style>
        <style:header-footer-properties fo:margin-left="0in" fo:margin-right="0in" fo:margin-top="0.0984in" fo:min-height="0.2953in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0984in" fo:margin-left="0in" fo:margin-right="0in" fo:min-height="0.2953in" fo:padding="0.0071in">
          <style:background-image/>
        </style:header-footer-properties>
      </style:header-style>
      <style:footer-style>
        <style:header-footer-properties fo:background-color="#c0c0c0" fo:border="2.49pt solid #000000" fo:margin-left="0in" fo:margin-right="0in" fo:margin-top="0.0984in" fo:min-height="0.2953in" fo:padding="0.0071in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1-17T10:48:26.221636456</meta:creation-date>
    <dc:date>2015-01-16T15:19:35</dc:date>
    <meta:editing-duration>PT0.043S</meta:editing-duration>
    <meta:editing-cycles>3</meta:editing-cycles>
    <meta:document-statistic meta:cell-count="0" meta:object-count="0" meta:table-count="2"/>
    <meta:generator>StarOffice/8$Win32 OpenOffice.org_project/680m18$Build-9161</meta:generator>
  </office:meta>
</office:document-meta>
</file>